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35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5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6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7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8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9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0.95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haracters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office:annotation draw:style-name="gr2" draw:text-style-name="P1" svg:width="82.18pt" svg:height="39.29pt" svg:x="209pt" svg:y="0pt" draw:caption-point-x="-17.29pt" draw:caption-point-y="0.28pt">
              <dc:date>2016-04-11T00:00:00</dc:date>
              <text:p text:style-name="P2">http://www.anbg.gov.au/flags/semaphore.html</text:p>
            </office:annotation>
            <text:p>Rh Position</text:p>
          </table:table-cell>
          <table:table-cell office:value-type="string" calcext:value-type="string">
            <text:p>Lh Position</text:p>
          </table:table-cell>
          <table:table-cell office:value-type="string" calcext:value-type="string">
            <text:p>hash</text:p>
          </table:table-cell>
          <table:table-cell/>
          <table:table-cell office:value-type="string" calcext:value-type="string">
            <text:p>Positions defined in multiples of 45 degrees where:</text:p>
            <text:p>0 is vertical</text:p>
            <text:p>Positive values indicate clockwise rotation from vertical when facing the signaler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C2]^2+[.D2]^2" office:value-type="float" office:value="41" calcext:value-type="float">
            <text:p>41</text:p>
          </table:table-cell>
          <table:table-cell/>
          <table:table-cell office:value-type="string" calcext:value-type="string">
            <text:p>Rh is signalrs righ hand side, appears on left of observers field</text:p>
          </table:table-cell>
        </table:table-row>
        <table:table-row table:style-name="ro2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C3]^2+[.D3]^2"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C4]^2+[.D4]^2" office:value-type="float" office:value="65" calcext:value-type="float">
            <text:p>6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C5]^2+[.D5]^2"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C6]^2+[.D6]^2" office:value-type="float" office:value="17" calcext:value-type="float">
            <text:p>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C7]^2+[.D7]^2"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C8]^2+[.D8]^2"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C9]^2+[.D9]^2" office:value-type="float" office:value="61" calcext:value-type="float">
            <text:p>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C10]^2+[.D10]^2" office:value-type="float" office:value="74" calcext:value-type="float">
            <text:p>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</text:p>
          </table:table-cell>
          <table:table-cell office:value-type="string" calcext:value-type="string">
            <text:p>ALPH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11]^2+[.D11]^2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12]^2+[.D12]^2"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C13]^2+[.D13]^2"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C14]^2+[.D14]^2" office:value-type="float" office:value="29" calcext:value-type="float">
            <text:p>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C15]^2+[.D15]^2" office:value-type="float" office:value="34" calcext:value-type="float">
            <text:p>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C16]^2+[.D16]^2" office:value-type="float" office:value="85" calcext:value-type="float">
            <text:p>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17]^2+[.D17]^2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18]^2+[.D18]^2" office:value-type="float" office:value="37" calcext:value-type="float">
            <text:p>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C19]^2+[.D19]^2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C20]^2+[.D20]^2" office:value-type="float" office:value="45" calcext:value-type="float">
            <text:p>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21]^2+[.D21]^2" office:value-type="float" office:value="49" calcext:value-type="float">
            <text:p>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C22]^2+[.D22]^2"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C23]^2+[.D23]^2"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24]^2+[.D24]^2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25]^2+[.D25]^2"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Y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C26]^2+[.D26]^2" office:value-type="float" office:value="53" calcext:value-type="float">
            <text:p>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27]^2+[.D27]^2"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8]^2+[.D28]^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NUL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C29]^2+[.D29]^2" office:value-type="float" office:value="58" calcext:value-type="float">
            <text:p>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</text:p>
          </table:table-cell>
          <table:table-cell/>
          <table:table-cell table:number-columns-repeated="2" office:value-type="string" calcext:value-type="string">
            <text:p>Special behavior, waving</text:p>
          </table:table-cell>
          <table:table-cell table:number-columns-repeated="3"/>
        </table:table-row>
      </table:table>
      <table:table table:name="Pivot Table_Sheet1_1" table:style-name="ta1">
        <table:table-column table:style-name="co1" table:default-cell-style-name="ce3"/>
        <table:table-column table:style-name="co1" table:default-cell-style-name="ce7"/>
        <table:table-row table:style-name="ro2">
          <table:table-cell table:style-name="ce1" office:value-type="string" calcext:value-type="string">
            <text:p>hash</text:p>
          </table:table-cell>
          <table:table-cell table:style-name="ce5" office:value-type="string" calcext:value-type="string">
            <text:p>Count - hash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2">
          <table:table-cell table:style-name="ce4" office:value-type="string" calcext:value-type="string">
            <text:p>Total Result</text:p>
          </table:table-cell>
          <table:table-cell table:style-name="ce9" office:value-type="float" office:value="28" calcext:value-type="float">
            <text:p>28</text:p>
          </table:table-cell>
        </table:table-row>
      </table:table>
      <table:named-expressions/>
      <table:data-pilot-tables>
        <table:data-pilot-table table:name="DataPilot1" table:application-data="" table:target-range-address="'Pivot Table_Sheet1_1'.A1:'Pivot Table_Sheet1_1'.B29" table:buttons="'Pivot Table_Sheet1_1'.A1" table:show-filter-button="false" table:drill-down-on-double-click="false">
          <table:source-cell-range table:cell-range-address="Sheet1.E1:Sheet1.E29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hash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3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20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9" table:display="true" table:show-details="true"/>
                <table:data-pilot-member table:name="34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5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8" table:display="true" table:show-details="true"/>
                <table:data-pilot-member table:name="61" table:display="true" table:show-details="true"/>
                <table:data-pilot-member table:name="65" table:display="true" table:show-details="true"/>
                <table:data-pilot-member table:name="74" table:display="true" table:show-details="true"/>
                <table:data-pilot-member table:name="8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hash" table:orientation="data" table:used-hierarchy="-1" table:function="countnums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2">00/00/0000</text:date>, <text:time style:data-style-name="N2" text:time-value="23:52:44.53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23:30:04.780000000</meta:creation-date>
    <dc:date>2016-04-12T00:08:11.165000000</dc:date>
    <meta:editing-duration>PT13M39S</meta:editing-duration>
    <meta:editing-cycles>2</meta:editing-cycles>
    <meta:generator>LibreOffice/5.1.1.3$Windows_x86 LibreOffice_project/89f508ef3ecebd2cfb8e1def0f0ba9a803b88a6d</meta:generator>
    <meta:document-statistic meta:table-count="2" meta:cell-count="191" meta:object-count="0"/>
  </office:meta>
</office:document-meta>
</file>